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8_8b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2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harles McShami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1 May 1869</text:p>
      <text:p text:style-name="P5">Month<text:tab/><text:tab/><text:tab/><text:tab/><text:tab/><text:tab/>May</text:p>
      <text:p text:style-name="P5">Year<text:tab/><text:tab/><text:tab/><text:tab/><text:tab/><text:tab/>1869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 <text:s/>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/text:p>
      <text:p text:style-name="P5">Stamp</text:p>
      <text:p text:style-name="P5">Postma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5"><text:span text:style-name="T1">(Symbols: <text:s/>? = uncertain; [ ] = supplied information; / = end of line)</text:span></text:p>
      <text:p text:style-name="P2"><text:span text:style-name="T1"/></text:p>
      <text:p text:style-name="P3"><text:span text:style-name="T1">Philada. 5</text:span><text:span text:style-name="T2">th</text:span><text:span text:style-name="T1"> Mo. 21</text:span><text:span text:style-name="T2">St</text:span><text:span text:style-name="T1"> 69/</text:span></text:p>
      <text:p text:style-name="P2"><text:span text:style-name="T1">Rev. S. Morais/</text:span></text:p>
      <text:p text:style-name="P2"><text:span text:style-name="T1"><text:tab/>Dear Sir/</text:span></text:p>
      <text:p text:style-name="P2"><text:span text:style-name="T1"><text:tab/><text:tab/>Yours of 19</text:span><text:span text:style-name="T2">th</text:span><text:span text:style-name="T1"> inst/ secured. <text:s/>I thank you for your attention/ and kindness in furnishing me the/ information requested and for an/ expression of your concurrence in my/ views upon the vital principle of/ Religion. <text:s/>It would be more in keeping/ with the teachings of Christ, if his followers/ would exercise the same charity toward/ your sect. that you express for them./</text:span></text:p>
      <text:p text:style-name="P2"><text:span text:style-name="T1"><text:tab/>Very respectfully yours/</text:span></text:p>
      <text:p text:style-name="P2"><text:span text:style-name="T1"><text:tab/><text:tab/>Charles McShami/</text:span></text:p>
      <text:p text:style-name="P2"><text:span text:style-name="T1">32</text:span><text:span text:style-name="T2">nd</text:span><text:span text:style-name="T1"> &amp; Chestnu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30T12:00:59</meta:creation-date>
    <dc:date>2009-04-30T12:14:10</dc:date>
    <dc:language>en-US</dc:language>
    <meta:editing-cycles>2</meta:editing-cycles>
    <meta:editing-duration>PT13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7" meta:word-count="241" meta:character-count="1755"/>
  </office:meta>
</office:document-meta>
</file>